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e724" officeooo:paragraph-rsid="0014e7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lass in python</text:p>
      <text:p text:style-name="P1"># use of del function to delete attribute of an object and an object itself</text:p>
      <text:p text:style-name="P1"/>
      <text:p text:style-name="P1">class person:</text:p>
      <text:p text:style-name="P1"><text:s text:c="4"/>def __init__(self,name,age): <text:s/>#constructor of class person</text:p>
      <text:p text:style-name="P1"><text:s text:c="6"/>self.name = name;</text:p>
      <text:p text:style-name="P1"><text:s text:c="6"/>self.age = age;</text:p>
      <text:p text:style-name="P1"/>
      <text:p text:style-name="P1">#two objects s1 and s2 are created.the __init__constructor is automatically called</text:p>
      <text:p text:style-name="P1"/>
      <text:p text:style-name="P1">p1=person("suppandi",14)</text:p>
      <text:p text:style-name="P1"/>
      <text:p text:style-name="P1">print("\nName of the person #1 is",p1.name)</text:p>
      <text:p text:style-name="P1">print("\nAge of the person #1 is",p1.age)</text:p>
      <text:p text:style-name="P1"/>
      <text:p text:style-name="P1"/>
      <text:p text:style-name="P1">print("\n********printing after deleting age attribute for p1*********")</text:p>
      <text:p text:style-name="P1">del p1.age</text:p>
      <text:p text:style-name="P1"/>
      <text:p text:style-name="P1">print("\nName of the person #1 is",p1.name)</text:p>
      <text:p text:style-name="P1">#print("\nAge of the person #2 is",p1.age) #this line will give an error 111</text:p>
      <text:p text:style-name="P1">#error is:AttibutError 'person' object has no attibute age</text:p>
      <text:p text:style-name="P1"/>
      <text:p text:style-name="P1">print("\n*******printing after deleting p1*********")</text:p>
      <text:p text:style-name="P1">del p1</text:p>
      <text:p text:style-name="P1"/>
      <text:p text:style-name="P1">print("\nName of the person #1 is",p1.name) <text:s/># this line will give an error111</text:p>
      <text:p text:style-name="P1"># error is:Nameerror:name 'p1' is not defined </text:p>
      <text:p text:style-name="P1"/>
      <text:p text:style-name="P1"/>
      <text:p text:style-name="P1"/>
      <text:p text:style-name="P1">#class in python</text:p>
      <text:p text:style-name="P1"/>
      <text:p text:style-name="P1">class person:</text:p>
      <text:p text:style-name="P1"><text:s text:c="4"/>def __init__(self,name,age): <text:s/>#constructor of class person</text:p>
      <text:p text:style-name="P1"><text:s text:c="6"/>self.name = name;</text:p>
      <text:p text:style-name="P1"><text:s text:c="6"/>self.age = age;</text:p>
      <text:p text:style-name="P1"/>
      <text:p text:style-name="P1">#two objects s1 and s2 are created.the __init__constructor is automatically called</text:p>
      <text:p text:style-name="P1"/>
      <text:p text:style-name="P1">p1=person("suppandi",14)</text:p>
      <text:p text:style-name="P1">p2=person("ramu",12)</text:p>
      <text:p text:style-name="P1"/>
      <text:p text:style-name="P1">print("\nName of the person #1 is",p1.name)</text:p>
      <text:p text:style-name="P1">print("\nAge of the person #1 is",p1.age)</text:p>
      <text:p text:style-name="P1"/>
      <text:p text:style-name="P1">print("\nName of the person #2 is",p2.name)</text:p>
      <text:p text:style-name="P1">print("\nAge of the person #2 is",p2.age) </text:p>
      <text:p text:style-name="P1"/>
      <text:p text:style-name="P1">p2.age=10 <text:s text:c="8"/>#attribute of the object can be modified like this.by default public</text:p>
      <text:p text:style-name="P1"/>
      <text:p text:style-name="P1">print("\nmodified age of person #2 is",p2.ag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12:21:31.924957683</meta:creation-date>
    <dc:date>2019-09-04T12:22:31.019282458</dc:date>
    <meta:editing-duration>P0D</meta:editing-duration>
    <meta:editing-cycles>1</meta:editing-cycles>
    <meta:document-statistic meta:table-count="0" meta:image-count="0" meta:object-count="0" meta:page-count="1" meta:paragraph-count="33" meta:word-count="190" meta:character-count="1404" meta:non-whitespace-character-count="1202"/>
    <meta:generator>LibreOffice/4.2.8.2$Linux_x86 LibreOffice_project/420m0$Build-2</meta:generator>
  </office:meta>
</office:document-meta>
</file>